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style:font-name-asian="Liberation Serif" style:font-name-complex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/>
          <table:table-cell table:style-name="ce1" office:value-type="string" calcext:value-type="string">
            <text:p>€</text:p>
          </table:table-cell>
        </table:table-row>
        <table:table-row table:style-name="ro1">
          <table:table-cell/>
          <table:table-cell office:value-type="string" calcext:value-type="string">
            <text:p>🤨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4">00/00/0000</text:date>, <text:time style:data-style-name="N2" text:time-value="13:18:41.61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4T12:58:55.258000000</meta:creation-date>
    <dc:date>2024-02-14T13:21:15.747000000</dc:date>
    <meta:editing-duration>PT4M5S</meta:editing-duration>
    <meta:editing-cycles>2</meta:editing-cycles>
    <meta:generator>LibreOffice/24.2.0.3$Windows_X86_64 LibreOffice_project/da48488a73ddd66ea24cf16bbc4f7b9c08e9bea1</meta:generator>
    <meta:document-statistic meta:table-count="1" meta:cell-count="6" meta:object-count="0"/>
  </office:meta>
</office:document-meta>
</file>